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80b1b" officeooo:paragraph-rsid="00050c33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18d80b" officeooo:paragraph-rsid="00050c33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99063" officeooo:paragraph-rsid="00050c33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6pt" fo:font-weight="bold" officeooo:rsid="00180b1b" officeooo:paragraph-rsid="00050c33" style:font-size-asian="14pt" style:font-weight-asian="bold" style:font-size-complex="16pt" style:font-weight-complex="bold"/>
    </style:style>
    <style:style style:name="P5" style:family="paragraph" style:parent-style-name="Standard">
      <style:text-properties officeooo:paragraph-rsid="00050c33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d80b" style:font-weight-asian="normal" style:font-weight-complex="normal"/>
    </style:style>
    <style:style style:name="T3" style:family="text">
      <style:text-properties officeooo:rsid="0018f26c"/>
    </style:style>
    <style:style style:name="T4" style:family="text">
      <style:text-properties officeooo:rsid="00050c33"/>
    </style:style>
    <style:style style:name="T5" style:family="text">
      <style:text-properties fo:font-size="14pt" fo:font-weight="bold" officeooo:rsid="00180b1b" style:font-size-asian="12.25pt" style:font-weight-asian="bold" style:font-size-complex="14pt" style:font-weight-complex="bold"/>
    </style:style>
    <style:style style:name="T6" style:family="text">
      <style:text-properties fo:font-size="14pt" fo:font-weight="normal" officeooo:rsid="00180b1b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50c33" style:font-size-asian="12.25pt" style:font-weight-asian="normal" style:font-size-complex="14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es tests avec le <text:span text:style-name="T3">mock </text:span>module <text:span text:style-name="T4">tri_résultat</text:span>:</text:p>
      <text:p text:style-name="P4"/>
      <text:p text:style-name="P4"/>
      <text:p text:style-name="P1">test1 :</text:p>
      <text:p text:style-name="P5"><text:span text:style-name="T5">Action : </text:span><text:span text:style-name="T6">Ecriture d’une requête de </text:span><text:span text:style-name="T7">tri </text:span><text:span text:style-name="T6">dans la BD.</text:span></text:p>
      <text:p text:style-name="P1">Attendu : <text:span text:style-name="T1">Les arguments envoyés au module mock seront les mêmes que ceux récupérés dans la BD écrit par le module mock. Une requête http sera envoyée à ce module et la réponse sera un code 200.</text:span></text:p>
      <text:p text:style-name="P1"><text:span text:style-name="T1"/></text:p>
      <text:p text:style-name="P1">test2 :</text:p>
      <text:p text:style-name="P1">Action : <text:span text:style-name="T2">Effacer dans la BD les arguments envoyé par le mock module et effacer le conteneur du module mock précédent</text:span></text:p>
      <text:p text:style-name="P2">Attendu : <text:span text:style-name="T1">Le module back-contrôle réagira en recréant à nouveau le module mock. On devrait s’attendre à la même chose qu’au test1</text:span></text:p>
      <text:p text:style-name="P1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3T14:46:46.712628737</meta:creation-date>
    <meta:generator>LibreOffice/6.4.7.2$Linux_X86_64 LibreOffice_project/40$Build-2</meta:generator>
    <dc:date>2022-03-13T14:56:52.551845419</dc:date>
    <meta:editing-duration>PT10M6S</meta:editing-duration>
    <meta:editing-cycles>1</meta:editing-cycles>
    <meta:document-statistic meta:table-count="0" meta:image-count="0" meta:object-count="0" meta:page-count="1" meta:paragraph-count="7" meta:word-count="101" meta:character-count="545" meta:non-whitespace-character-count="451"/>
  </office:meta>
</office:document-meta>
</file>